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tchhiker’s guide to the Vision system: </text:p>
      <text:p text:style-name="Standard"><text:line-break/>Our vision system is based only on the RGB values and the correlation between some of these channels for particular colour detection. <text:s/><text:line-break/><text:line-break/>General notice: On the second pitch there is by far much more light - so the values of the RGB are higher for every object. <text:s/>For example the ball might have a thresholding value of (130, 90, 90) which would work fine for the main pitch, but in a sunny day this could go to (190, 150, 150) <text:s/>or even more for the second pitch.</text:p>
      <text:p text:style-name="Standard"/>
      <text:p text:style-name="Standard">Ball: The threshold for R is above the value specified, the values of the G and B are bellow the value specified by the sliders. Red is ideally with very high values of red, and very low for green and blue. <text:s/>For the second pitch there are a lot of shadow areas so a fine threshold would incorporate that – it usually requires a slightly lower value for the R channel than what would appear to work fine for the ball in the middle of the pitch. <text:line-break/><text:line-break/>Blue: Similarly blue is ideally (0, 0, 255). The B channel is thresholded above the value specified, the R and G channels are thresholded <text:s/>bellow the values specified. Green here is can be allowed to be higher than red and it usually is.</text:p>
      <text:p text:style-name="Standard">Green Plates: Only the G channel is used directly: The G channel is thresholded above the value specified, and the difference between the G and the R channels <text:s/>and the difference between the G and the B channels is used. The image is thresholded for values bellow the value specified by the sliders of the two differences. On the main pitch round 50 would suffice but could go up to 75 on a sunny day. <text:s/>On the second pitch a value of round 35 or 50 is used. On the second pitch the value of the R channel can be above 160. <text:line-break/><text:line-break/>Note: On the second pitch there are two things to take into account. The shadows, where general lower values are encountered, this where we have thresholds above values we you must be careful. The lamp – this is area covering most of the lower left quarter of the pitch. It has different lighting conditions – for the green plate this requires lower values for the differences, and lower value for the blue upper bound.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dko</meta:initial-creator>
    <dc:creator>Radoslav Gabrovski</dc:creator>
    <meta:editing-cycles>3</meta:editing-cycles>
    <meta:creation-date>2012-03-10T22:49:00</meta:creation-date>
    <dc:date>2012-03-12T14:07:53</dc:date>
    <meta:editing-duration>PT00H02M06S</meta:editing-duration>
    <meta:generator>OpenOffice.org/3.2$Unix OpenOffice.org_project/320m19$Build-9505</meta:generator>
    <meta:document-statistic meta:table-count="0" meta:image-count="0" meta:object-count="0" meta:page-count="1" meta:paragraph-count="4" meta:word-count="399" meta:character-count="2131"/>
    <meta:template xlink:type="simple" xlink:actuate="onRequest" xlink:title="Normal.dotm" xlink:href=""/>
  </office:meta>
</office:document-meta>
</file>